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Open Sans2" fo:font-size="10pt" style:font-size-asian="10pt" style:font-size-complex="10pt"/>
    </style:style>
    <style:style style:name="P3" style:family="paragraph" style:parent-style-name="Standard">
      <style:text-properties style:font-name="Open Sans2" fo:font-size="18pt" style:font-size-asian="18pt" style:font-size-complex="18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0.198in" fo:margin-right="0in" fo:text-indent="0in" style:auto-text-indent="false"/>
    </style:style>
    <style:style style:name="P7" style:family="paragraph" style:parent-style-name="Text_20_body">
      <style:paragraph-properties fo:margin-left="0.198in" fo:margin-right="0in" fo:text-indent="0in" style:auto-text-indent="false"/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.198in" fo:margin-right="0in" fo:text-indent="0in" style:auto-text-indent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0.4063in" fo:margin-right="0in" fo:text-indent="-0.2083in" style:auto-text-indent="false">
        <style:tab-stops/>
      </style:paragraph-properties>
    </style:style>
    <style:style style:name="P10" style:family="paragraph" style:parent-style-name="Text_20_body">
      <style:paragraph-properties fo:margin-left="0.4in" fo:margin-right="0in" fo:text-indent="-0.198in" style:auto-text-indent="false">
        <style:tab-stops/>
      </style:paragraph-properties>
    </style:style>
    <style:style style:name="P11" style:family="paragraph" style:parent-style-name="Text_20_body">
      <style:paragraph-properties fo:margin-left="0.4in" fo:margin-right="0in" fo:text-indent="-0.1992in" style:auto-text-indent="false">
        <style:tab-stops/>
      </style:paragraph-properties>
      <style:text-properties fo:color="#000000" fo:font-weight="normal" style:font-weight-asian="normal" style:font-weight-complex="normal"/>
    </style:style>
    <style:style style:name="P12" style:family="paragraph" style:parent-style-name="Text_20_body">
      <style:paragraph-properties fo:margin-left="0.1874in" fo:margin-right="0in" fo:text-indent="0in" style:auto-text-indent="false"/>
      <style:text-properties fo:color="#666666" fo:font-weight="normal" style:font-weight-asian="normal" style:font-weight-complex="normal"/>
    </style:style>
    <style:style style:name="P13" style:family="paragraph" style:parent-style-name="Text_20_body">
      <style:paragraph-properties fo:margin-left="0.1874in" fo:margin-right="0in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Text_20_body" style:list-style-name="L1">
      <style:text-properties fo:font-size="10pt" style:font-size-asian="10pt" style:font-size-complex="10pt"/>
    </style:style>
    <style:style style:name="P15" style:family="paragraph" style:parent-style-name="Text_20_body" style:list-style-name="L2">
      <style:text-properties fo:font-weight="normal" style:font-weight-asian="normal" style:font-weight-complex="normal"/>
    </style:style>
    <style:style style:name="P16" style:family="paragraph" style:parent-style-name="Text_20_body" style:list-style-name="L3">
      <style:text-properties fo:font-weight="normal" style:font-weight-asian="normal" style:font-weight-complex="normal"/>
    </style:style>
    <style:style style:name="P17" style:family="paragraph" style:parent-style-name="Text_20_body" style:list-style-name="L4">
      <style:text-properties fo:font-weight="normal" style:font-weight-asian="normal" style:font-weight-complex="normal"/>
    </style:style>
    <style:style style:name="P18" style:family="paragraph" style:parent-style-name="Text_20_body" style:list-style-name="L5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left="0.198in" fo:margin-right="0in" fo:text-indent="0in" style:auto-text-indent="false"/>
    </style:style>
    <style:style style:name="P20" style:family="paragraph" style:parent-style-name="Text_20_body" style:list-style-name="L6">
      <style:paragraph-properties fo:margin-left="0.198in" fo:margin-right="0in" fo:text-indent="0in" style:auto-text-indent="false"/>
    </style:style>
    <style:style style:name="P21" style:family="paragraph" style:parent-style-name="Text_20_body">
      <style:paragraph-properties fo:margin-left="0.198in" fo:margin-right="0in" fo:text-indent="0in" style:auto-text-indent="false"/>
      <style:text-properties fo:color="#808080"/>
    </style:style>
    <style:style style:name="P22" style:family="paragraph" style:parent-style-name="Heading_20_1">
      <style:text-properties fo:font-weight="normal" style:font-weight-asian="normal" style:font-weight-complex="normal"/>
    </style:style>
    <style:style style:name="P23" style:family="paragraph" style:parent-style-name="Heading_20_2">
      <style:paragraph-properties fo:margin-left="0.4063in" fo:margin-right="0in" fo:text-indent="-0.2083in" style:auto-text-indent="false">
        <style:tab-stops/>
      </style:paragraph-properties>
    </style:style>
    <style:style style:name="P24" style:family="paragraph" style:parent-style-name="Heading_20_2">
      <style:paragraph-properties fo:margin-left="0.4in" fo:margin-right="0in" fo:text-indent="-0.198in" style:auto-text-indent="false">
        <style:tab-stops/>
      </style:paragraph-properties>
    </style:style>
    <style:style style:name="P25" style:family="paragraph" style:parent-style-name="Heading_20_2">
      <style:paragraph-properties fo:margin-left="0.4in" fo:margin-right="0in" fo:text-indent="-0.198in" style:auto-text-indent="false">
        <style:tab-stops/>
      </style:paragraph-properties>
    </style:style>
    <style:style style:name="P26" style:family="paragraph" style:parent-style-name="Heading_20_2">
      <style:paragraph-properties fo:margin-left="0.4in" fo:margin-right="0in" fo:text-indent="-0.1874in" style:auto-text-indent="false">
        <style:tab-stops/>
      </style:paragraph-properties>
    </style:style>
    <style:style style:name="P27" style:family="paragraph" style:parent-style-name="Heading_20_2">
      <style:paragraph-properties fo:margin-left="0.4in" fo:margin-right="0in" fo:text-indent="-0.1992in" style:auto-text-indent="false">
        <style:tab-stops/>
      </style:paragraph-properties>
    </style:style>
    <style:style style:name="P28" style:family="paragraph" style:parent-style-name="Heading_20_2">
      <style:paragraph-properties fo:margin-left="0.1874in" fo:margin-right="0in" fo:text-indent="0in" style:auto-text-indent="false"/>
    </style:style>
    <style:style style:name="P29" style:family="paragraph" style:parent-style-name="Heading_20_2">
      <style:paragraph-properties fo:margin-left="0.1874in" fo:margin-right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style:font-name="Open Sans2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66"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Helvetica Neue" fo:font-size="10.5pt" fo:letter-spacing="normal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8in" fo:text-indent="-0.25in" fo:margin-left="2.94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64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James Brumond</text:p>
          </table:table-cell>
          <table:table-cell table:style-name="Table1.A1" office:value-type="string">
            <text:p text:style-name="P1"><text:a xlink:type="simple" xlink:href="http://www.jbrumond.me/"><text:span text:style-name="T1">http://www.jbrumond.me</text:span></text:a></text:p>
            <text:p text:style-name="P1"><text:a xlink:type="simple" xlink:href="mailto:james@jbrumond.me"><text:span text:style-name="T1">james@jbrumond.me</text:span></text:a></text:p>
            <text:p text:style-name="P2">360.713.8824</text:p>
          </table:table-cell>
        </table:table-row>
      </table:table>
      <text:p text:style-name="Standard"/>
      <text:h text:style-name="Heading_20_1" text:outline-level="1">Summary</text:h>
      <text:p text:style-name="P7">Software engineer, specifically in the area of web development; Specializing in JavaScript development (client-side and Node.js) and client / server communications (REST / AJAX / web sockets). Seven years of experience in web development.</text:p>
      <text:p text:style-name="P7"/>
      <text:list xml:id="list8388435417697809079" text:style-name="L1">
        <text:list-item>
          <text:p text:style-name="P14">8+ years of web development (HTML5 and CSS3) and experience with cross-browser development (including experience writing code to support IE)</text:p>
        </text:list-item>
        <text:list-item>
          <text:p text:style-name="P14">8 years of JavaScript Experience (client-side and Node.js); Experience with several frameworks and libraries such as jQuery, Underscore/Lodash, and Dojo, as well as writing custom framework code</text:p>
        </text:list-item>
        <text:list-item>
          <text:p text:style-name="P14">Experience with client-side MVC frameworks such as Backbone.js and Angular</text:p>
        </text:list-item>
        <text:list-item>
          <text:p text:style-name="P14">Web application development writing RESTful APIs on the server as well as writing client-side code to consume RESTful API endpoints</text:p>
        </text:list-item>
        <text:list-item>
          <text:p text:style-name="P14">5+ years experience using MySQL</text:p>
        </text:list-item>
        <text:list-item>
          <text:p text:style-name="P14">4+ years experience using No-SQL Databases (namely redis and mongo / mongoose)</text:p>
        </text:list-item>
        <text:list-item>
          <text:p text:style-name="P14">Capable of using Linux, Windows, and Mac Computers</text:p>
        </text:list-item>
        <text:list-item>
          <text:p text:style-name="P14">Command-line use, system administration, and shell scripting</text:p>
        </text:list-item>
        <text:list-item>
          <text:p text:style-name="P14">6+ years experience with PHP writing website backends</text:p>
        </text:list-item>
        <text:list-item>
          <text:p text:style-name="P14">3+ years experience with Python as a tool for writing command-line tools</text:p>
        </text:list-item>
      </text:list>
      <text:p text:style-name="P4"/>
      <text:h text:style-name="Heading_20_1" text:outline-level="1">Skills</text:h>
      <text:h text:style-name="P23" text:outline-level="2">Languages</text:h>
      <text:p text:style-name="P9">HTML, CSS, JavaScript, PHP, Python, SQL</text:p>
      <text:h text:style-name="P24" text:outline-level="2">Technologies</text:h>
      <text:p text:style-name="P10">JSON, AJAX, Web Sockets, MVC, Node.js, Promises/A+</text:p>
      <text:h text:style-name="P24" text:outline-level="2">Frameworks/Libraries</text:h>
      <text:p text:style-name="P10">jQuery, Underscore/Lodash, Express.js, Angular, Backbone.js, Bootstrap, Foundation, Wordpress</text:p>
      <text:h text:style-name="P24" text:outline-level="2"><text:soft-page-break/>Tools</text:h>
      <text:p text:style-name="P10">Git, Sublime Text, Grunt, Gulp, Make, Pivotal Tracker, Liquid Planner, Heroku, Slack</text:p>
      <text:h text:style-name="P26" text:outline-level="2">OS</text:h>
      <text:p text:style-name="P10">Ubuntu Linux, Windows, Mac, DOS, Debian</text:p>
      <text:p text:style-name="P10"/>
      <text:h text:style-name="Heading_20_1" text:outline-level="1">Education</text:h>
      <text:h text:style-name="P27" text:outline-level="2">Clark College <text:span text:style-name="T3">(Vancouver, WA) 2008-2010</text:span></text:h>
      <text:p text:style-name="P11">Studied web design and development for two years.</text:p>
      <text:p text:style-name="P11"/>
      <text:h text:style-name="P22" text:outline-level="1">Recent Experience</text:h>
      <text:h text:style-name="P25" text:outline-level="2">Front End Engineer at Nike</text:h>
      <text:p text:style-name="P21">March 2015 - Present</text:p>
      <text:p text:style-name="P6">Worked on the front-end for an internal business management application.</text:p>
      <text:list xml:id="list8602674432703558823" text:style-name="L6">
        <text:list-item>
          <text:p text:style-name="P20">Added numerous updates and improvements to the existing application.</text:p>
        </text:list-item>
        <text:list-item>
          <text:p text:style-name="P20">Worked on a completely new feature set in the application, assisting with architecture of the new application components.</text:p>
        </text:list-item>
        <text:list-item>
          <text:p text:style-name="P20"><text:span text:style-name="T4">Developed new user interface and front-end internals for the new feature set working with AngularJS.</text:span></text:p>
        </text:list-item>
      </text:list>
      <text:h text:style-name="P29" text:outline-level="2">Owner and Lead Engineer at Umbra Engineering</text:h>
      <text:p text:style-name="P12">June 2012 - Present</text:p>
      <text:p text:style-name="P13">Owned and operated; A company specializing in JavaScript and Node.js development.</text:p>
      <text:list xml:id="list592523890859521431" text:style-name="L2">
        <text:list-item>
          <text:p text:style-name="P15">Managed several projects both from the ground up, as well as coming into a partially completed project.</text:p>
        </text:list-item>
        <text:list-item>
          <text:p text:style-name="P15">Developed RESTful API server with Node.js split across several processes. Server was developed as a replacement for an old Java server, transitioning endpoints and features from one server to another while avoiding downtime and allowing the new and legacy server to communicate via a Redis bus.</text:p>
        </text:list-item>
        <text:list-item>
          <text:p text:style-name="P15">Developed a responsive website UI to replace an old version that did not work correctly on non-standard screen sizes.</text:p>
        </text:list-item>
      </text:list>
      <text:h text:style-name="P29" text:outline-level="2">JavaScript Developer at GreatVines LLC</text:h>
      <text:p text:style-name="P12">November 2013 - July 2014</text:p>
      <text:p text:style-name="P13"><text:soft-page-break/>Developed user interface and backend code for phonegap mobile app.</text:p>
      <text:list xml:id="list8212897123919853702" text:style-name="L3">
        <text:list-item>
          <text:p text:style-name="P16">Made upgrades to UI using Backbone models/partially custom view-controller system.</text:p>
        </text:list-item>
        <text:list-item>
          <text:p text:style-name="P16">Used several libraries including jQuery and underscore.</text:p>
        </text:list-item>
        <text:list-item>
          <text:p text:style-name="P16">Developed application using a Promises based infrastructure.</text:p>
        </text:list-item>
        <text:list-item>
          <text:p text:style-name="P16">Worked on custom, Node.js based logging server and analytics dashboard.</text:p>
        </text:list-item>
      </text:list>
      <text:h text:style-name="P28" text:outline-level="2">Front-end Developer at viaLanguage</text:h>
      <text:p text:style-name="P12">October 2012 - June 2013</text:p>
      <text:list xml:id="list1280011110452317349" text:style-name="L4">
        <text:list-item>
          <text:p text:style-name="P17">Developed user interface for several web applications.</text:p>
        </text:list-item>
        <text:list-item>
          <text:p text:style-name="P17">Built UI using MVC framework/arcitechture, consuming a Python RESTful API.</text:p>
        </text:list-item>
        <text:list-item>
          <text:p text:style-name="P17">Used several libraries including jQuery and underscore.</text:p>
        </text:list-item>
        <text:list-item>
          <text:p text:style-name="P17">Designed responsive UI for public facing application, to be consumed on desktop, tablet and mobile.</text:p>
        </text:list-item>
      </text:list>
      <text:h text:style-name="P29" text:outline-level="2">Software Engineer (Independent Contractor) at Thought Propulsion</text:h>
      <text:p text:style-name="P12">February 2011 - February 2012</text:p>
      <text:p text:style-name="P13">Client-side JavaScript development, web application optimization, added new features to dynamic web application.</text:p>
      <text:list xml:id="list5707923394047931585" text:style-name="L5">
        <text:list-item>
          <text:p text:style-name="P18">Entered into the project after it had already been released to clients; Got up to date on the project and making worthwhile updates within a few days.</text:p>
        </text:list-item>
        <text:list-item>
          <text:p text:style-name="P18">Worked with Dojo web framework.</text:p>
        </text:list-item>
        <text:list-item>
          <text:p text:style-name="P18">Focused on bug fixes, code optimizations, and new features for the existing user base.</text:p>
        </text:list-item>
        <text:list-item>
          <text:p text:style-name="P18">Application was built to work on desktop, tablet, and mobile environments.</text:p>
        </text:list-item>
      </text:list>
      <text:p text:style-name="P5"/>
      <text:h text:style-name="P22" text:outline-level="1">Open Source Works</text:h>
      <text:p text:style-name="P6"><text:span text:style-name="T2">Developed several open source works which can be found on GitHub (</text:span><text:a xlink:type="simple" xlink:href="https://github.com/kbjr"><text:span text:style-name="T2">https://github.com/kbjr</text:span></text:a><text:span text:style-name="T2"> and </text:span><text:a xlink:type="simple" xlink:href="https://github.com/UmbraEngineering"><text:span text:style-name="T2">https://github.com/UmbraEngineering</text:span></text:a><text:span text:style-name="T2">)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Open Sans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en Sans Light" fo:font-size="130%" fo:font-weight="25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en Sans1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02:01:56.87</meta:creation-date>
    <dc:date>2015-09-17T10:33:48.81</dc:date>
    <meta:editing-duration>PT11M56S</meta:editing-duration>
    <meta:editing-cycles>5</meta:editing-cycles>
    <meta:generator>OpenOffice.org/3.4.1$Win32 OpenOffice.org_project/341m1$Build-9593</meta:generator>
    <meta:document-statistic meta:table-count="1" meta:image-count="0" meta:object-count="0" meta:page-count="3" meta:paragraph-count="65" meta:word-count="624" meta:character-count="4189"/>
  </office:meta>
</office:document-meta>
</file>